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0.767cm"/>
    </style:style>
    <style:style style:name="gr11" style:family="graphic" style:parent-style-name="standard">
      <style:graphic-properties svg:stroke-width="0.051cm" svg:stroke-color="#000000" draw:marker-start-width="0.356cm" draw:marker-end-width="0.356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style:font-name="Fira Sans Book1" fo:font-size="18pt" fo:font-weight="350" style:font-size-asian="18pt" style:font-size-complex="18pt"/>
    </style:style>
    <style:style style:name="T1" style:family="text">
      <style:text-properties style:font-name="Fira Sans Book1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1.591cm" svg:y1="7.104cm" svg:x2="1.591cm" svg:y2="7.734cm">
            <text:p/>
          </draw:line>
          <draw:line draw:style-name="gr2" draw:text-style-name="P1" draw:layer="layout" svg:x1="0.882cm" svg:y1="7.734cm" svg:x2="2.297cm" svg:y2="7.734cm">
            <text:p/>
          </draw:line>
          <draw:line draw:style-name="gr3" draw:text-style-name="P1" draw:layer="layout" svg:x1="1.119cm" svg:y1="8.046cm" svg:x2="2.062cm" svg:y2="8.046cm">
            <text:p/>
          </draw:line>
          <draw:line draw:style-name="gr4" draw:text-style-name="P1" draw:layer="layout" svg:x1="1.353cm" svg:y1="8.361cm" svg:x2="1.825cm" svg:y2="8.361cm">
            <text:p/>
          </draw:line>
        </draw:g>
        <draw:g xml:id="id1" draw:id="id1">
          <draw:line draw:style-name="gr5" draw:text-style-name="P1" draw:layer="layout" svg:x1="3.1cm" svg:y1="2.636cm" svg:x2="3.1cm" svg:y2="3.345cm">
            <text:p/>
          </draw:line>
          <draw:line draw:style-name="gr6" draw:text-style-name="P1" draw:layer="layout" svg:x1="3.557cm" svg:y1="1.926cm" svg:x2="3.557cm" svg:y2="4.054cm">
            <text:p/>
          </draw:line>
          <draw:line draw:style-name="gr7" draw:text-style-name="P1" draw:layer="layout" svg:x1="3.1cm" svg:y1="2.99cm" svg:x2="2.188cm" svg:y2="2.99cm">
            <text:p/>
          </draw:line>
          <draw:line draw:style-name="gr8" draw:text-style-name="P1" draw:layer="layout" svg:x1="3.557cm" svg:y1="2.99cm" svg:x2="4.469cm" svg:y2="2.99cm">
            <text:p/>
          </draw:line>
        </draw:g>
        <draw:g xml:id="id5" draw:id="id5">
          <draw:line draw:style-name="gr9" draw:text-style-name="P2" draw:layer="layout" svg:x1="6.849cm" svg:y1="4.085cm" svg:x2="7.196cm" svg:y2="4.15cm">
            <text:p/>
          </draw:line>
          <draw:line draw:style-name="gr9" draw:text-style-name="P2" draw:layer="layout" svg:x1="6.62cm" svg:y1="4.252cm" svg:x2="7.194cm" svg:y2="4.367cm">
            <text:p/>
          </draw:line>
          <draw:line draw:style-name="gr9" draw:text-style-name="P2" draw:layer="layout" svg:x1="6.616cm" svg:y1="4.255cm" svg:x2="7.192cm" svg:y2="4.149cm">
            <text:p/>
          </draw:line>
          <draw:line draw:style-name="gr9" draw:text-style-name="P2" draw:layer="layout" svg:x1="7.19cm" svg:y1="4.366cm" svg:x2="6.614cm" svg:y2="4.472cm">
            <text:p/>
          </draw:line>
          <draw:line draw:style-name="gr9" draw:text-style-name="P2" draw:layer="layout" svg:x1="7.188cm" svg:y1="4.583cm" svg:x2="6.612cm" svg:y2="4.689cm">
            <text:p/>
          </draw:line>
          <draw:line draw:style-name="gr9" draw:text-style-name="P2" draw:layer="layout" svg:x1="7.192cm" svg:y1="4.586cm" svg:x2="6.618cm" svg:y2="4.471cm">
            <text:p/>
          </draw:line>
          <draw:line draw:style-name="gr9" draw:text-style-name="P2" draw:layer="layout" svg:x1="6.615cm" svg:y1="4.679cm" svg:x2="7.189cm" svg:y2="4.794cm">
            <text:p/>
          </draw:line>
          <draw:line draw:style-name="gr9" draw:text-style-name="P2" draw:layer="layout" svg:x1="6.614cm" svg:y1="4.896cm" svg:x2="7.188cm" svg:y2="5.011cm">
            <text:p/>
          </draw:line>
          <draw:line draw:style-name="gr9" draw:text-style-name="P2" draw:layer="layout" svg:x1="6.61cm" svg:y1="4.899cm" svg:x2="7.186cm" svg:y2="4.793cm">
            <text:p/>
          </draw:line>
          <draw:line draw:style-name="gr9" draw:text-style-name="P2" draw:layer="layout" svg:x1="7.184cm" svg:y1="5.009cm" svg:x2="6.608cm" svg:y2="5.115cm">
            <text:p/>
          </draw:line>
          <draw:line draw:style-name="gr9" draw:text-style-name="P2" draw:layer="layout" svg:x1="7.182cm" svg:y1="5.227cm" svg:x2="6.839cm" svg:y2="5.287cm">
            <text:p/>
          </draw:line>
          <draw:line draw:style-name="gr9" draw:text-style-name="P2" draw:layer="layout" svg:x1="7.186cm" svg:y1="5.229cm" svg:x2="6.612cm" svg:y2="5.114cm">
            <text:p/>
          </draw:line>
        </draw:g>
        <draw:frame draw:style-name="gr10" draw:text-style-name="P3" draw:layer="layout" svg:width="1.628cm" svg:height="1.017cm" svg:x="2.805cm" svg:y="1.015cm">
          <draw:text-box>
            <text:p><text:span text:style-name="T1">3.</text:span><text:span text:style-name="T1">3V </text:span></text:p>
          </draw:text-box>
        </draw:frame>
        <draw:g xml:id="id7" draw:id="id7">
          <draw:line draw:style-name="gr9" draw:text-style-name="P2" draw:layer="layout" svg:x1="8.069cm" svg:y1="4.068cm" svg:x2="8.416cm" svg:y2="4.133cm">
            <text:p/>
          </draw:line>
          <draw:line draw:style-name="gr9" draw:text-style-name="P2" draw:layer="layout" svg:x1="7.84cm" svg:y1="4.235cm" svg:x2="8.414cm" svg:y2="4.35cm">
            <text:p/>
          </draw:line>
          <draw:line draw:style-name="gr9" draw:text-style-name="P2" draw:layer="layout" svg:x1="7.836cm" svg:y1="4.238cm" svg:x2="8.412cm" svg:y2="4.132cm">
            <text:p/>
          </draw:line>
          <draw:line draw:style-name="gr9" draw:text-style-name="P2" draw:layer="layout" svg:x1="8.41cm" svg:y1="4.349cm" svg:x2="7.834cm" svg:y2="4.455cm">
            <text:p/>
          </draw:line>
          <draw:line draw:style-name="gr9" draw:text-style-name="P2" draw:layer="layout" svg:x1="8.408cm" svg:y1="4.566cm" svg:x2="7.832cm" svg:y2="4.672cm">
            <text:p/>
          </draw:line>
          <draw:line draw:style-name="gr9" draw:text-style-name="P2" draw:layer="layout" svg:x1="8.412cm" svg:y1="4.569cm" svg:x2="7.838cm" svg:y2="4.454cm">
            <text:p/>
          </draw:line>
          <draw:line draw:style-name="gr9" draw:text-style-name="P2" draw:layer="layout" svg:x1="7.835cm" svg:y1="4.662cm" svg:x2="8.409cm" svg:y2="4.777cm">
            <text:p/>
          </draw:line>
          <draw:line draw:style-name="gr9" draw:text-style-name="P2" draw:layer="layout" svg:x1="7.834cm" svg:y1="4.879cm" svg:x2="8.408cm" svg:y2="4.994cm">
            <text:p/>
          </draw:line>
          <draw:line draw:style-name="gr9" draw:text-style-name="P2" draw:layer="layout" svg:x1="7.83cm" svg:y1="4.882cm" svg:x2="8.406cm" svg:y2="4.776cm">
            <text:p/>
          </draw:line>
          <draw:line draw:style-name="gr9" draw:text-style-name="P2" draw:layer="layout" svg:x1="8.404cm" svg:y1="4.992cm" svg:x2="7.828cm" svg:y2="5.098cm">
            <text:p/>
          </draw:line>
          <draw:line draw:style-name="gr9" draw:text-style-name="P2" draw:layer="layout" svg:x1="8.402cm" svg:y1="5.21cm" svg:x2="8.059cm" svg:y2="5.27cm">
            <text:p/>
          </draw:line>
          <draw:line draw:style-name="gr9" draw:text-style-name="P2" draw:layer="layout" svg:x1="8.406cm" svg:y1="5.212cm" svg:x2="7.832cm" svg:y2="5.097cm">
            <text:p/>
          </draw:line>
        </draw:g>
        <draw:g xml:id="id3" draw:id="id3">
          <draw:line draw:style-name="gr9" draw:text-style-name="P2" draw:layer="layout" svg:x1="5.601cm" svg:y1="4.06cm" svg:x2="5.948cm" svg:y2="4.125cm">
            <text:p/>
          </draw:line>
          <draw:line draw:style-name="gr9" draw:text-style-name="P2" draw:layer="layout" svg:x1="5.372cm" svg:y1="4.227cm" svg:x2="5.946cm" svg:y2="4.342cm">
            <text:p/>
          </draw:line>
          <draw:line draw:style-name="gr9" draw:text-style-name="P2" draw:layer="layout" svg:x1="5.368cm" svg:y1="4.23cm" svg:x2="5.944cm" svg:y2="4.124cm">
            <text:p/>
          </draw:line>
          <draw:line draw:style-name="gr9" draw:text-style-name="P2" draw:layer="layout" svg:x1="5.942cm" svg:y1="4.341cm" svg:x2="5.366cm" svg:y2="4.447cm">
            <text:p/>
          </draw:line>
          <draw:line draw:style-name="gr9" draw:text-style-name="P2" draw:layer="layout" svg:x1="5.94cm" svg:y1="4.558cm" svg:x2="5.364cm" svg:y2="4.664cm">
            <text:p/>
          </draw:line>
          <draw:line draw:style-name="gr9" draw:text-style-name="P2" draw:layer="layout" svg:x1="5.944cm" svg:y1="4.561cm" svg:x2="5.37cm" svg:y2="4.446cm">
            <text:p/>
          </draw:line>
          <draw:line draw:style-name="gr9" draw:text-style-name="P2" draw:layer="layout" svg:x1="5.367cm" svg:y1="4.654cm" svg:x2="5.941cm" svg:y2="4.769cm">
            <text:p/>
          </draw:line>
          <draw:line draw:style-name="gr9" draw:text-style-name="P2" draw:layer="layout" svg:x1="5.366cm" svg:y1="4.871cm" svg:x2="5.94cm" svg:y2="4.986cm">
            <text:p/>
          </draw:line>
          <draw:line draw:style-name="gr9" draw:text-style-name="P2" draw:layer="layout" svg:x1="5.362cm" svg:y1="4.874cm" svg:x2="5.938cm" svg:y2="4.768cm">
            <text:p/>
          </draw:line>
          <draw:line draw:style-name="gr9" draw:text-style-name="P2" draw:layer="layout" svg:x1="5.936cm" svg:y1="4.984cm" svg:x2="5.36cm" svg:y2="5.09cm">
            <text:p/>
          </draw:line>
          <draw:line draw:style-name="gr9" draw:text-style-name="P2" draw:layer="layout" svg:x1="5.934cm" svg:y1="5.202cm" svg:x2="5.591cm" svg:y2="5.262cm">
            <text:p/>
          </draw:line>
          <draw:line draw:style-name="gr9" draw:text-style-name="P2" draw:layer="layout" svg:x1="5.938cm" svg:y1="5.204cm" svg:x2="5.364cm" svg:y2="5.089cm">
            <text:p/>
          </draw:line>
        </draw:g>
        <draw:connector draw:style-name="gr11" draw:text-style-name="P4" draw:layer="layout" svg:x1="2.188cm" svg:y1="2.99cm" svg:x2="1.589cm" svg:y2="7.104cm" draw:start-shape="id1" draw:start-glue-point="3" draw:end-shape="id2" draw:end-glue-point="0" svg:d="M2188 2990h-599v4114" svg:viewBox="0 0 600 4115">
          <text:p/>
        </draw:connector>
        <draw:connector draw:style-name="gr11" draw:text-style-name="P4" xml:id="id4" draw:id="id4" draw:layer="layout" svg:x1="4.469cm" svg:y1="2.99cm" svg:x2="5.654cm" svg:y2="4.06cm" draw:start-shape="id1" draw:start-glue-point="1" draw:end-shape="id3" draw:end-glue-point="0" svg:d="M4469 2990h1185v1070" svg:viewBox="0 0 1186 1071">
          <text:p/>
        </draw:connector>
        <draw:connector draw:style-name="gr11" draw:text-style-name="P4" xml:id="id6" draw:id="id6" draw:layer="layout" svg:x1="5.654cm" svg:y1="2.99cm" svg:x2="6.902cm" svg:y2="4.085cm" draw:start-shape="id4" draw:start-glue-point="0" draw:end-shape="id5" svg:d="M5654 2990h1248v1095" svg:viewBox="0 0 1249 1096">
          <text:p/>
        </draw:connector>
        <draw:connector draw:style-name="gr11" draw:text-style-name="P4" draw:layer="layout" svg:x1="6.902cm" svg:y1="2.99cm" svg:x2="8.122cm" svg:y2="4.068cm" draw:start-shape="id6" draw:start-glue-point="0" draw:end-shape="id7" draw:end-glue-point="0" svg:d="M6902 2990h1220v1078" svg:viewBox="0 0 1221 1079">
          <text:p/>
        </draw:connector>
        <draw:connector draw:style-name="gr11" draw:text-style-name="P4" draw:layer="layout" svg:x1="1.589cm" svg:y1="7.104cm" svg:x2="8.122cm" svg:y2="5.27cm" draw:start-shape="id2" draw:start-glue-point="0" draw:end-shape="id7" draw:end-glue-point="2" svg:d="M1589 7104v-917h6533v-917" svg:viewBox="0 0 6534 1835">
          <text:p/>
        </draw:connector>
        <draw:connector draw:style-name="gr11" draw:text-style-name="P4" draw:layer="layout" svg:x1="1.589cm" svg:y1="7.104cm" svg:x2="6.902cm" svg:y2="5.287cm" draw:start-shape="id2" draw:start-glue-point="0" draw:end-shape="id5" draw:end-glue-point="2" svg:d="M1589 7104v-908h5313v-909" svg:viewBox="0 0 5314 1818">
          <text:p/>
        </draw:connector>
        <draw:connector draw:style-name="gr11" draw:text-style-name="P4" draw:layer="layout" svg:x1="1.589cm" svg:y1="7.104cm" svg:x2="5.654cm" svg:y2="5.262cm" draw:start-shape="id2" draw:start-glue-point="0" draw:end-shape="id3" draw:end-glue-point="2" svg:d="M1589 7104v-921h4065v-921" svg:viewBox="0 0 4066 1843">
          <text:p/>
        </draw:connector>
        <draw:frame draw:style-name="gr10" draw:text-style-name="P3" draw:layer="layout" svg:width="1.168cm" svg:height="1.017cm" svg:x="4.286cm" svg:y="4.143cm">
          <draw:text-box>
            <text:p text:style-name="P5"><text:span text:style-name="T1">1k</text:span></text:p>
          </draw:text-box>
        </draw:frame>
        <draw:frame draw:style-name="gr10" draw:text-style-name="P3" draw:layer="layout" svg:width="1.22cm" svg:height="1.017cm" svg:x="5.911cm" svg:y="3.255cm">
          <draw:text-box>
            <text:p text:style-name="P5"><text:span text:style-name="T1">2</text:span><text:span text:style-name="T1">k</text:span></text:p>
          </draw:text-box>
        </draw:frame>
        <draw:frame draw:style-name="gr12" draw:text-style-name="P3" draw:layer="layout" svg:width="1.244cm" svg:height="1.017cm" svg:x="8.45cm" svg:y="4.119cm">
          <draw:text-box>
            <text:p text:style-name="P5"><text:span text:style-name="T1">1</text:span><text:span text:style-name="T1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4-18T11:09:46.565764984</dc:date>
    <meta:editing-duration>PT18M7S</meta:editing-duration>
    <meta:editing-cycles>5</meta:editing-cycles>
    <meta:generator>LibreOffice/5.1.6.2$Linux_X86_64 LibreOffice_project/10m0$Build-2</meta:generator>
    <meta:document-statistic meta:object-count="60"/>
  </office:meta>
</office:document-meta>
</file>